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1,456,728,401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9,669,759,987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8,071,480,540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7,745,231,660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9,510,219,299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9,496,684,701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8,709,165,249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8,414,360,656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6,974,960,345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5,439,422,031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6,054,849,884.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4,401,189,466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3,408,244,549.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,988,348,836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,598,249,555.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,980,907,434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,661,818,168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,480,673,594.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,288,429,391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,170,782,957.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,698,717,504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,930,081,168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18,534,7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40:18.520632494</dc:date>
    <meta:editing-duration>PT4H32M6S</meta:editing-duration>
    <meta:editing-cycles>110</meta:editing-cycles>
    <meta:generator>LibreOffice/7.2.6.2$Linux_X86_64 LibreOffice_project/20$Build-2</meta:generator>
    <meta:document-statistic meta:table-count="1" meta:cell-count="48" meta:object-count="0"/>
  </office:meta>
</office:document-meta>
</file>